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A000000AAC15150A4.png"/>
  <manifest:file-entry manifest:media-type="image/png" manifest:full-path="Pictures/1000000000000280000002806C9479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shadow="hidden"/>
    </style:style>
    <style:style style:name="gr2" style:family="graphic" style:parent-style-name="standard">
      <style:graphic-properties draw:textarea-horizontal-align="center" draw:textarea-vertical-align="middle" draw:shadow="hidden"/>
    </style:style>
    <style:style style:name="gr3" style:family="graphic" style:parent-style-name="standard">
      <style:graphic-properties svg:stroke-width="0.102cm" svg:stroke-color="#0000ff" draw:marker-start-width="0.352cm" draw:marker-end="Arrow" draw:marker-end-width="0.452cm" draw:textarea-horizontal-align="center" draw:textarea-vertical-align="middle" fo:padding-top="0.175cm" fo:padding-bottom="0.175cm" fo:padding-left="0.3cm" fo:padding-right="0.3cm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2cm" svg:stroke-color="#0000ff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ff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02cm" svg:stroke-color="#ffff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54cm" svg:height="2.54cm" svg:x="4.839cm" svg:y="2.227cm">
          <text:p/>
        </draw:rect>
        <draw:rect draw:style-name="gr2" draw:text-style-name="P2" draw:id="id1" draw:layer="layout" svg:width="1.953cm" svg:height="0.635cm" svg:x="7.392cm" svg:y="3.167cm">
          <text:p text:style-name="P1"><text:span text:style-name="T1">Pushed</text:span></text:p>
        </draw:rect>
        <draw:rect draw:style-name="gr1" draw:text-style-name="P1" draw:layer="layout" svg:width="2.582cm" svg:height="2.891cm" svg:x="15.734cm" svg:y="4.251cm">
          <text:p/>
        </draw:rect>
        <draw:rect draw:style-name="gr2" draw:text-style-name="P2" draw:id="id2" draw:layer="layout" svg:width="1.833cm" svg:height="0.635cm" svg:x="13.905cm" svg:y="4.264cm">
          <text:p text:style-name="P1"><text:span text:style-name="T1">Turn On</text:span></text:p>
        </draw:rect>
        <draw:connector draw:style-name="gr3" draw:text-style-name="P1" draw:layer="layout" draw:type="curve" svg:x1="9.345cm" svg:y1="3.484cm" svg:x2="13.905cm" svg:y2="4.581cm" draw:start-shape="id1" draw:start-glue-point="1" draw:end-shape="id2" draw:end-glue-point="3" svg:d="m9345 3484c3420 0 1140 1097 4560 1097">
          <text:p/>
        </draw:connector>
        <draw:frame draw:style-name="gr4" draw:text-style-name="P1" draw:layer="layout" svg:width="1.388cm" svg:height="1.716cm" svg:x="16.331cm" svg:y="4.838cm">
          <draw:image xlink:href="Pictures/100000000000009A000000AAC15150A4.png" xlink:type="simple" xlink:show="embed" xlink:actuate="onLoad">
            <text:p/>
          </draw:image>
        </draw:frame>
        <draw:frame draw:style-name="gr4" draw:text-style-name="P1" draw:layer="layout" svg:width="1.803cm" svg:height="1.803cm" svg:x="5.208cm" svg:y="2.596cm">
          <draw:image xlink:href="Pictures/1000000000000280000002806C947996.png" xlink:type="simple" xlink:show="embed" xlink:actuate="onLoad">
            <text:p/>
          </draw:image>
        </draw:frame>
        <draw:frame draw:style-name="gr4" draw:text-style-name="P1" draw:layer="layout" svg:width="1.803cm" svg:height="1.803cm" svg:x="5.208cm" svg:y="2.596cm">
          <draw:image xlink:href="Pictures/1000000000000280000002806C947996.png" xlink:type="simple" xlink:show="embed" xlink:actuate="onLoad">
            <text:p/>
          </draw:image>
        </draw:frame>
        <draw:rect draw:style-name="gr1" draw:text-style-name="P1" draw:layer="layout" svg:width="2.54cm" svg:height="2.54cm" svg:x="4.839cm" svg:y="5.14cm">
          <text:p/>
        </draw:rect>
        <draw:rect draw:style-name="gr2" draw:text-style-name="P2" draw:id="id7" draw:layer="layout" svg:width="1.953cm" svg:height="0.635cm" svg:x="7.392cm" svg:y="6.08cm">
          <text:p text:style-name="P1"><text:span text:style-name="T1">Pushed</text:span></text:p>
        </draw:rect>
        <draw:frame draw:style-name="gr4" draw:text-style-name="P1" draw:layer="layout" svg:width="1.803cm" svg:height="1.803cm" svg:x="5.208cm" svg:y="5.503cm">
          <draw:image xlink:href="Pictures/1000000000000280000002806C947996.png" xlink:type="simple" xlink:show="embed" xlink:actuate="onLoad">
            <text:p/>
          </draw:image>
        </draw:frame>
        <draw:frame draw:style-name="gr4" draw:text-style-name="P1" draw:layer="layout" svg:width="1.803cm" svg:height="1.803cm" svg:x="5.208cm" svg:y="5.504cm">
          <draw:image xlink:href="Pictures/1000000000000280000002806C947996.png" xlink:type="simple" xlink:show="embed" xlink:actuate="onLoad">
            <text:p/>
          </draw:image>
        </draw:frame>
        <draw:rect draw:style-name="gr1" draw:text-style-name="P1" draw:layer="layout" svg:width="2.54cm" svg:height="2.54cm" svg:x="4.839cm" svg:y="8.009cm">
          <text:p/>
        </draw:rect>
        <draw:rect draw:style-name="gr2" draw:text-style-name="P2" draw:id="id10" draw:layer="layout" svg:width="1.953cm" svg:height="0.635cm" svg:x="7.392cm" svg:y="8.949cm">
          <text:p text:style-name="P1"><text:span text:style-name="T1">Pushed</text:span></text:p>
        </draw:rect>
        <draw:frame draw:style-name="gr4" draw:text-style-name="P1" draw:layer="layout" svg:width="1.803cm" svg:height="1.803cm" svg:x="5.208cm" svg:y="8.372cm">
          <draw:image xlink:href="Pictures/1000000000000280000002806C947996.png" xlink:type="simple" xlink:show="embed" xlink:actuate="onLoad">
            <text:p/>
          </draw:image>
        </draw:frame>
        <draw:frame draw:style-name="gr4" draw:text-style-name="P1" draw:layer="layout" svg:width="1.803cm" svg:height="1.803cm" svg:x="5.208cm" svg:y="8.373cm">
          <draw:image xlink:href="Pictures/1000000000000280000002806C947996.png" xlink:type="simple" xlink:show="embed" xlink:actuate="onLoad">
            <text:p/>
          </draw:image>
        </draw:frame>
        <draw:rect draw:style-name="gr1" draw:text-style-name="P1" draw:layer="layout" svg:width="2.54cm" svg:height="2.54cm" svg:x="4.839cm" svg:y="10.858cm">
          <text:p/>
        </draw:rect>
        <draw:rect draw:style-name="gr2" draw:text-style-name="P2" draw:id="id4" draw:layer="layout" svg:width="1.953cm" svg:height="0.635cm" svg:x="7.392cm" svg:y="11.798cm">
          <text:p text:style-name="P1"><text:span text:style-name="T1">Pushed</text:span></text:p>
        </draw:rect>
        <draw:frame draw:style-name="gr4" draw:text-style-name="P1" draw:layer="layout" svg:width="1.803cm" svg:height="1.803cm" svg:x="5.208cm" svg:y="11.221cm">
          <draw:image xlink:href="Pictures/1000000000000280000002806C947996.png" xlink:type="simple" xlink:show="embed" xlink:actuate="onLoad">
            <text:p/>
          </draw:image>
        </draw:frame>
        <draw:frame draw:style-name="gr4" draw:text-style-name="P1" draw:layer="layout" svg:width="1.803cm" svg:height="1.803cm" svg:x="5.208cm" svg:y="11.222cm">
          <draw:image xlink:href="Pictures/1000000000000280000002806C947996.png" xlink:type="simple" xlink:show="embed" xlink:actuate="onLoad">
            <text:p/>
          </draw:image>
        </draw:frame>
        <draw:frame draw:style-name="gr5" draw:text-style-name="P3" draw:layer="layout" svg:width="1.251cm" svg:height="0.725cm" svg:x="3.2cm" svg:y="5.956cm">
          <draw:text-box>
            <text:p><text:span text:style-name="T1">Day</text:span></text:p>
          </draw:text-box>
        </draw:frame>
        <draw:frame draw:style-name="gr5" draw:text-style-name="P3" draw:layer="layout" svg:width="1.488cm" svg:height="0.725cm" svg:x="3.081cm" svg:y="8.827cm">
          <draw:text-box>
            <text:p><text:span text:style-name="T1">Night</text:span></text:p>
          </draw:text-box>
        </draw:frame>
        <draw:frame draw:style-name="gr5" draw:text-style-name="P3" draw:layer="layout" svg:width="1.658cm" svg:height="0.725cm" svg:x="2.996cm" svg:y="3.109cm">
          <draw:text-box>
            <text:p><text:span text:style-name="T1">All On</text:span></text:p>
          </draw:text-box>
        </draw:frame>
        <draw:frame draw:style-name="gr5" draw:text-style-name="P3" draw:layer="layout" svg:width="1.658cm" svg:height="0.725cm" svg:x="2.996cm" svg:y="11.784cm">
          <draw:text-box>
            <text:p><text:span text:style-name="T1">All Off</text:span></text:p>
          </draw:text-box>
        </draw:frame>
        <draw:rect draw:style-name="gr2" draw:text-style-name="P2" draw:id="id11" draw:layer="layout" svg:width="1.833cm" svg:height="0.635cm" svg:x="13.905cm" svg:y="5.862cm">
          <text:p text:style-name="P1"><text:span text:style-name="T1">Turn Off</text:span></text:p>
        </draw:rect>
        <draw:rect draw:style-name="gr2" draw:text-style-name="P2" draw:id="id8" draw:layer="layout" svg:width="1.833cm" svg:height="0.635cm" svg:x="13.905cm" svg:y="4.891cm">
          <text:p text:style-name="P1"><text:span text:style-name="T1">Turn On</text:span></text:p>
        </draw:rect>
        <draw:rect draw:style-name="gr2" draw:text-style-name="P2" draw:id="id6" draw:layer="layout" svg:width="1.833cm" svg:height="0.635cm" svg:x="13.905cm" svg:y="6.489cm">
          <text:p text:style-name="P1"><text:span text:style-name="T1">Turn Off</text:span></text:p>
        </draw:rect>
        <draw:rect draw:style-name="gr1" draw:text-style-name="P1" draw:layer="layout" svg:width="2.582cm" svg:height="2.891cm" svg:x="15.734cm" svg:y="8.307cm">
          <text:p/>
        </draw:rect>
        <draw:rect draw:style-name="gr2" draw:text-style-name="P2" draw:id="id3" draw:layer="layout" svg:width="1.833cm" svg:height="0.635cm" svg:x="13.905cm" svg:y="8.343cm">
          <text:p text:style-name="P1"><text:span text:style-name="T1">Turn On</text:span></text:p>
        </draw:rect>
        <draw:frame draw:style-name="gr4" draw:text-style-name="P1" draw:layer="layout" svg:width="1.388cm" svg:height="1.716cm" svg:x="16.331cm" svg:y="8.894cm">
          <draw:image xlink:href="Pictures/100000000000009A000000AAC15150A4.png" xlink:type="simple" xlink:show="embed" xlink:actuate="onLoad">
            <text:p/>
          </draw:image>
        </draw:frame>
        <draw:rect draw:style-name="gr2" draw:text-style-name="P2" draw:id="id9" draw:layer="layout" svg:width="1.833cm" svg:height="0.635cm" svg:x="13.905cm" svg:y="9.941cm">
          <text:p text:style-name="P1"><text:span text:style-name="T1">Turn Off</text:span></text:p>
        </draw:rect>
        <draw:rect draw:style-name="gr2" draw:text-style-name="P2" draw:id="id12" draw:layer="layout" svg:width="1.833cm" svg:height="0.635cm" svg:x="13.905cm" svg:y="8.97cm">
          <text:p text:style-name="P1"><text:span text:style-name="T1">Turn On</text:span></text:p>
        </draw:rect>
        <draw:rect draw:style-name="gr2" draw:text-style-name="P2" draw:id="id5" draw:layer="layout" svg:width="1.833cm" svg:height="0.635cm" svg:x="13.905cm" svg:y="10.568cm">
          <text:p text:style-name="P1"><text:span text:style-name="T1">Turn Off</text:span></text:p>
        </draw:rect>
        <draw:frame draw:style-name="gr5" draw:text-style-name="P3" draw:layer="layout" svg:width="1.251cm" svg:height="0.725cm" svg:x="16.4cm" svg:y="3.409cm">
          <draw:text-box>
            <text:p><text:span text:style-name="T1">Day</text:span></text:p>
          </draw:text-box>
        </draw:frame>
        <draw:frame draw:style-name="gr5" draw:text-style-name="P3" draw:layer="layout" svg:width="1.488cm" svg:height="0.725cm" svg:x="16.281cm" svg:y="7.573cm">
          <draw:text-box>
            <text:p><text:span text:style-name="T1">Night</text:span></text:p>
          </draw:text-box>
        </draw:frame>
        <draw:connector draw:style-name="gr6" draw:text-style-name="P1" draw:layer="layout" draw:type="curve" svg:x1="9.345cm" svg:y1="3.484cm" svg:x2="13.905cm" svg:y2="8.66cm" draw:start-shape="id1" draw:start-glue-point="1" draw:end-shape="id3" draw:end-glue-point="3" svg:d="m9345 3484c3420 0 1140 5176 4560 5176">
          <text:p/>
        </draw:connector>
        <draw:connector draw:style-name="gr7" draw:text-style-name="P1" draw:layer="layout" draw:type="curve" svg:x1="9.345cm" svg:y1="12.115cm" svg:x2="13.905cm" svg:y2="10.885cm" draw:start-shape="id4" draw:start-glue-point="1" draw:end-shape="id5" svg:d="m9345 12115c3420 0 1140-1230 4560-1230">
          <text:p/>
        </draw:connector>
        <draw:connector draw:style-name="gr7" draw:text-style-name="P1" draw:layer="layout" draw:type="curve" svg:x1="9.345cm" svg:y1="12.115cm" svg:x2="13.905cm" svg:y2="6.806cm" draw:start-shape="id4" draw:start-glue-point="1" draw:end-shape="id6" draw:end-glue-point="3" svg:d="m9345 12115c3420 0 1140-5309 4560-5309">
          <text:p/>
        </draw:connector>
        <draw:connector draw:style-name="gr8" draw:text-style-name="P1" draw:layer="layout" draw:type="curve" svg:x1="9.345cm" svg:y1="6.397cm" svg:x2="13.905cm" svg:y2="5.208cm" draw:start-shape="id7" draw:start-glue-point="1" draw:end-shape="id8" draw:end-glue-point="3" svg:d="m9345 6397c3420 0 1140-1189 4560-1189">
          <text:p/>
        </draw:connector>
        <draw:connector draw:style-name="gr8" draw:text-style-name="P1" draw:layer="layout" draw:type="curve" svg:x1="9.345cm" svg:y1="6.397cm" svg:x2="13.905cm" svg:y2="10.258cm" draw:start-shape="id7" draw:start-glue-point="1" draw:end-shape="id9" draw:end-glue-point="3" svg:d="m9345 6397c3420 0 1140 3861 4560 3861">
          <text:p/>
        </draw:connector>
        <draw:connector draw:style-name="gr9" draw:text-style-name="P1" draw:layer="layout" draw:type="curve" svg:x1="9.345cm" svg:y1="9.266cm" svg:x2="13.905cm" svg:y2="6.179cm" draw:start-shape="id10" draw:start-glue-point="1" draw:end-shape="id11" draw:end-glue-point="3" svg:d="m9345 9266c3420 0 1140-3087 4560-3087">
          <text:p/>
        </draw:connector>
        <draw:connector draw:style-name="gr9" draw:text-style-name="P1" draw:layer="layout" draw:type="curve" svg:x1="9.345cm" svg:y1="9.266cm" svg:x2="13.905cm" svg:y2="9.287cm" draw:start-shape="id10" draw:start-glue-point="1" draw:end-shape="id12" draw:end-glue-point="3" svg:d="m9345 9266c3420 0 1140 21 4560 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1-26T19:41:17</meta:creation-date>
    <dc:date>2009-02-15T13:45:09.14</dc:date>
    <meta:editing-duration>PT01H11M55S</meta:editing-duration>
    <meta:editing-cycles>14</meta:editing-cycles>
    <meta:generator>OpenOffice.org/3.0$Win32 OpenOffice.org_project/300m9$Build-9358</meta:generator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